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0000000080F57853A8B24E803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9.6cm" fo:break-before="column" table:align="margins" style:shadow="none"/>
    </style:style>
    <style:style style:name="Tabela1.A" style:family="table-column">
      <style:table-column-properties style:column-width="2.798cm" style:rel-column-width="9353*"/>
    </style:style>
    <style:style style:name="Tabela1.B" style:family="table-column">
      <style:table-column-properties style:column-width="9.215cm" style:rel-column-width="30809*"/>
    </style:style>
    <style:style style:name="Tabela1.C" style:family="table-column">
      <style:table-column-properties style:column-width="2.196cm" style:rel-column-width="7342*"/>
    </style:style>
    <style:style style:name="Tabela1.D" style:family="table-column">
      <style:table-column-properties style:column-width="2.589cm" style:rel-column-width="8657*"/>
    </style:style>
    <style:style style:name="Tabela1.E" style:family="table-column">
      <style:table-column-properties style:column-width="2.803cm" style:rel-column-width="9374*"/>
    </style:style>
    <style:style style:name="Tabela1.1" style:family="table-row">
      <style:table-row-properties fo:keep-together="always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2" style:family="table">
      <style:table-properties style:width="19.6cm" fo:break-before="column" table:align="margins" style:shadow="none"/>
    </style:style>
    <style:style style:name="Tabela2.A" style:family="table-column">
      <style:table-column-properties style:column-width="14.208cm" style:rel-column-width="47504*"/>
    </style:style>
    <style:style style:name="Tabela2.B" style:family="table-column">
      <style:table-column-properties style:column-width="5.392cm" style:rel-column-width="18031*"/>
    </style:style>
    <style:style style:name="Tabela2.1" style:family="table-row">
      <style:table-row-properties fo:keep-together="always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P1" style:family="paragraph" style:parent-style-name="Header">
      <style:text-properties officeooo:rsid="001ca495" officeooo:paragraph-rsid="001ca495"/>
    </style:style>
    <style:style style:name="P2" style:family="paragraph" style:parent-style-name="Table_20_Contents">
      <style:paragraph-properties fo:text-align="center" style:justify-single-word="false"/>
      <style:text-properties fo:color="#ffffff" officeooo:rsid="0025f1b8" officeooo:paragraph-rsid="0025f1b8"/>
    </style:style>
    <style:style style:name="P3" style:family="paragraph" style:parent-style-name="Table_20_Contents">
      <style:paragraph-properties fo:text-align="center" style:justify-single-word="false"/>
      <style:text-properties fo:color="#ffffff" officeooo:rsid="001c1302" officeooo:paragraph-rsid="001ca495"/>
    </style:style>
    <style:style style:name="P4" style:family="paragraph" style:parent-style-name="Footer">
      <style:text-properties officeooo:rsid="0025f1b8" officeooo:paragraph-rsid="0025f1b8"/>
    </style:style>
    <style:style style:name="P5" style:family="paragraph" style:parent-style-name="Standard">
      <style:text-properties officeooo:rsid="002a9070" officeooo:paragraph-rsid="002a9070"/>
    </style:style>
    <style:style style:name="P6" style:family="paragraph" style:parent-style-name="Standard">
      <style:text-properties officeooo:rsid="002a9070" officeooo:paragraph-rsid="0034f4fa"/>
    </style:style>
    <style:style style:name="P7" style:family="paragraph" style:parent-style-name="Standard">
      <style:paragraph-properties fo:text-align="end" style:justify-single-word="false"/>
      <style:text-properties fo:font-weight="bold" officeooo:rsid="0034a8ba" officeooo:paragraph-rsid="0034a8ba" style:font-weight-asian="bold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officeooo:rsid="0034a8ba" officeooo:paragraph-rsid="0034f4fa" style:font-weight-asian="bold" style:font-weight-complex="bold"/>
    </style:style>
    <style:style style:name="P9" style:family="paragraph" style:parent-style-name="Standard">
      <style:text-properties officeooo:paragraph-rsid="0034f4fa"/>
    </style:style>
    <style:style style:name="P10" style:family="paragraph" style:parent-style-name="Header">
      <style:paragraph-properties fo:text-align="center" style:justify-single-word="false" style:vertical-align="middle" style:writing-mode="page">
        <style:tab-stops>
          <style:tab-stop style:position="10.001cm" style:type="center"/>
          <style:tab-stop style:position="19.599cm" style:type="right"/>
        </style:tab-stops>
      </style:paragraph-properties>
      <style:text-properties officeooo:paragraph-rsid="001ca495"/>
    </style:style>
    <style:style style:name="P11" style:family="paragraph" style:parent-style-name="Table_20_Contents">
      <style:text-properties officeooo:paragraph-rsid="002d0116"/>
    </style:style>
    <style:style style:name="P12" style:family="paragraph" style:parent-style-name="Table_20_Contents">
      <style:paragraph-properties fo:text-align="end" style:justify-single-word="false"/>
    </style:style>
    <style:style style:name="P13" style:family="paragraph" style:parent-style-name="Table_20_Contents">
      <style:paragraph-properties fo:text-align="end" style:justify-single-word="false"/>
      <style:text-properties fo:font-weight="bold" officeooo:rsid="0034a8ba" officeooo:paragraph-rsid="0034a8ba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weight="bold" officeooo:rsid="0034a8ba" officeooo:paragraph-rsid="0034f4fa" style:font-weight-asian="bold" style:font-weight-complex="bold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5f1b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5f1b8" style:font-weight-asian="bold" style:font-weight-complex="bold"/>
    </style:style>
    <style:style style:name="T4" style:family="text">
      <style:text-properties fo:font-weight="bold" officeooo:rsid="001ca495" style:font-weight-asian="bold" style:font-weight-complex="bold"/>
    </style:style>
    <style:style style:name="T5" style:family="text">
      <style:text-properties officeooo:rsid="001ef3c0"/>
    </style:style>
    <style:style style:name="T6" style:family="text">
      <style:text-properties officeooo:rsid="002a9070"/>
    </style:style>
    <style:style style:name="T7" style:family="text">
      <style:text-properties officeooo:rsid="002ecf26"/>
    </style:style>
    <style:style style:name="T8" style:family="text">
      <style:text-properties officeooo:rsid="001ca495"/>
    </style:style>
    <style:style style:name="T9" style:family="text">
      <style:text-properties fo:font-size="10pt" fo:language="pt" fo:country="BR" style:language-asian="zh" style:country-asian="CN" style:language-complex="hi" style:country-complex="IN"/>
    </style:style>
    <style:style style:name="fr1" style:family="graphic" style:parent-style-name="Graphics">
      <style:graphic-properties style:vertical-pos="from-top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11"><office:annotation>
        <dc:creator>Ronoaldo JLP</dc:creator>
        <dc:date>2018-02-01T20:57:59.666690844</dc:date>
        <text:p text:style-name="P15"><text:span text:style-name="T9">{{range .Items}}</text:span></text:p>
       </office:annotation>{{.ItemNo}}</text:p>
          </table:table-cell>
          <table:table-cell table:style-name="Tabela1.A1" office:value-type="string">
            <text:p text:style-name="Table_20_Contents">{{.Name}}</text:p>
          </table:table-cell>
          <table:table-cell table:style-name="Tabela1.A1" office:value-type="string">
            <text:p text:style-name="Table_20_Contents">{{.Quant}}</text:p>
          </table:table-cell>
          <table:table-cell table:style-name="Tabela1.A1" office:value-type="string">
            <text:p text:style-name="Table_20_Contents">{{.Value}}</text:p>
          </table:table-cell>
          <table:table-cell table:style-name="Tabela1.E1" office:value-type="string">
            <text:p text:style-name="P12">{{.Total}}<text:span text:style-name="T2"><office:annotation>
         <dc:creator>Ronoaldo JLP</dc:creator>
         <dc:date>2018-02-01T20:58:14.379188531</dc:date>
         <text:p text:style-name="P15"><text:span text:style-name="T9">{{end}}</text:span></text:p>
        </office:annotation></text:span>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4">Grand Total</text:p>
          </table:table-cell>
          <table:table-cell table:style-name="Tabela2.B1" office:value-type="string">
            <text:p text:style-name="P8">{{.GrandTotal}}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page"/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3" style:family="table">
      <style:table-properties style:width="19.6cm" table:align="margins" style:shadow="none"/>
    </style:style>
    <style:style style:name="Tabela3.A" style:family="table-column">
      <style:table-column-properties style:column-width="2.798cm" style:rel-column-width="1586*"/>
    </style:style>
    <style:style style:name="Tabela3.B" style:family="table-column">
      <style:table-column-properties style:column-width="9.213cm" style:rel-column-width="5223*"/>
    </style:style>
    <style:style style:name="Tabela3.C" style:family="table-column">
      <style:table-column-properties style:column-width="2.196cm" style:rel-column-width="1245*"/>
    </style:style>
    <style:style style:name="Tabela3.D" style:family="table-column">
      <style:table-column-properties style:column-width="2.591cm" style:rel-column-width="1469*"/>
    </style:style>
    <style:style style:name="Tabela3.E" style:family="table-column">
      <style:table-column-properties style:column-width="2.803cm" style:rel-column-width="1589*"/>
    </style:style>
    <style:style style:name="Tabela3.1" style:family="table-row">
      <style:table-row-properties fo:background-color="#000000" fo:keep-together="always">
        <style:background-image/>
      </style:table-row-properties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-left="none" fo:border-right="none" fo:border-top="0.05pt solid #000000" fo:border-bottom="0.05pt solid #000000"/>
    </style:style>
    <style:style style:name="Tabela3.E1" style:family="table-cell">
      <style:table-cell-properties fo:padding="0.097cm" fo:border-left="none" fo:border-right="0.05pt solid #000000" fo:border-top="0.05pt solid #000000" fo:border-bottom="0.05pt solid #000000"/>
    </style:style>
    <style:style style:name="MP1" style:family="paragraph" style:parent-style-name="Header">
      <style:paragraph-properties fo:text-align="center" style:justify-single-word="false" style:vertical-align="middle" style:writing-mode="page">
        <style:tab-stops>
          <style:tab-stop style:position="10.001cm" style:type="center"/>
          <style:tab-stop style:position="19.599cm" style:type="right"/>
        </style:tab-stops>
      </style:paragraph-properties>
      <style:text-properties officeooo:paragraph-rsid="001ca495"/>
    </style:style>
    <style:style style:name="MP2" style:family="paragraph" style:parent-style-name="Header">
      <style:text-properties officeooo:rsid="001ca495" officeooo:paragraph-rsid="001ca495"/>
    </style:style>
    <style:style style:name="MP3" style:family="paragraph" style:parent-style-name="Table_20_Contents">
      <style:paragraph-properties fo:text-align="center" style:justify-single-word="false"/>
      <style:text-properties fo:color="#ffffff" officeooo:rsid="0025f1b8" officeooo:paragraph-rsid="0025f1b8"/>
    </style:style>
    <style:style style:name="MP4" style:family="paragraph" style:parent-style-name="Table_20_Contents">
      <style:paragraph-properties fo:text-align="center" style:justify-single-word="false"/>
      <style:text-properties fo:color="#ffffff" officeooo:rsid="001c1302" officeooo:paragraph-rsid="001ca495"/>
    </style:style>
    <style:style style:name="MP5" style:family="paragraph" style:parent-style-name="Footer">
      <style:text-properties officeooo:rsid="0025f1b8" officeooo:paragraph-rsid="0025f1b8"/>
    </style:style>
    <style:style style:name="MT1" style:family="text">
      <style:text-properties officeooo:rsid="001ca495"/>
    </style:style>
    <style:style style:name="MT2" style:family="text">
      <style:text-properties fo:font-weight="bold" officeooo:rsid="001ca495" style:font-weight-asian="bold" style:font-weight-complex="bold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officeooo:rsid="001ef3c0"/>
    </style:style>
    <style:style style:name="Mfr1" style:family="graphic" style:parent-style-name="Graphics">
      <style:graphic-properties style:vertical-pos="from-top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0.7cm" fo:margin-right="0.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Figura2" text:anchor-type="as-char" svg:y="-0.93cm" svg:width="2.801cm" svg:height="1.49cm" draw:z-index="0"><draw:image xlink:href="Pictures/100002010000010000000080F57853A8B24E8030.png" xlink:type="simple" xlink:show="embed" xlink:actuate="onLoad" loext:mime-type="image/png"/>
      </draw:frame></text:span><text:span text:style-name="MT1"><text:tab/>Order</text:span><text:span text:style-name="MT2">:</text:span><text:span text:style-name="MT1"> </text:span>#<text:span text:style-name="MT3">{{.Order}}</text:span><text:span text:style-name="MT1"><text:tab/></text:span><text:span text:style-name="MT1"><text:page-number text:select-page="current">1</text:page-number></text:span><text:span text:style-name="MT1">/</text:span><text:span text:style-name="MT1"><text:page-count>1</text:page-count></text:span></text:p>
        <text:p text:style-name="MP2"/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column table:style-name="Tabela3.E"/>
          <table:table-row table:style-name="Tabela3.1">
            <table:table-cell table:style-name="Tabela3.A1" office:value-type="string">
              <text:p text:style-name="MP3">Item</text:p>
            </table:table-cell>
            <table:table-cell table:style-name="Tabela3.B1" office:value-type="string">
              <text:p text:style-name="MP3">Name</text:p>
            </table:table-cell>
            <table:table-cell table:style-name="Tabela3.B1" office:value-type="string">
              <text:p text:style-name="MP3">Quantity</text:p>
            </table:table-cell>
            <table:table-cell table:style-name="Tabela3.B1" office:value-type="string">
              <text:p text:style-name="MP3">Unit Value</text:p>
            </table:table-cell>
            <table:table-cell table:style-name="Tabela3.E1" office:value-type="string">
              <text:p text:style-name="MP4">Tota<text:span text:style-name="MT4">l</text:span></text:p>
            </table:table-cell>
          </table:table-row>
        </table:table>
      </style:header>
      <style:footer>
        <text:p text:style-name="MP5">Order # {{.Order}} <text:tab/>- <text:page-number text:select-page="current">1</text:page-number><text:s/>-<text:tab/>Report Generated at {{.Date}}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noaldo JLP</meta:initial-creator>
    <meta:creation-date>2017-12-04T11:58:20.396079486</meta:creation-date>
    <dc:date>2018-02-01T21:48:27.332620720</dc:date>
    <dc:creator>Ronoaldo JLP</dc:creator>
    <meta:editing-duration>PT1H29M6S</meta:editing-duration>
    <meta:editing-cycles>21</meta:editing-cycles>
    <meta:generator>LibreOffice/5.4.4.2$Linux_X86_64 LibreOffice_project/40m0$Build-2</meta:generator>
    <meta:document-statistic meta:table-count="3" meta:image-count="1" meta:object-count="0" meta:page-count="1" meta:paragraph-count="14" meta:word-count="27" meta:character-count="185" meta:non-whitespace-character-count="170"/>
  </office:meta>
</office:document-meta>
</file>